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 table:number-rows-repeated="3"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1"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pool: top, right</text:p>
          </table:table-cell>
          <table:covered-table-cell/>
          <table:table-cell table:style-name="ce4" office:value-type="string" calcext:value-type="string" table:number-columns-spanned="2" table:number-rows-spanned="1">
            <text:p>cafe: top, left</text:p>
          </table:table-cell>
          <table:covered-table-cell/>
          <table:table-cell table:style-name="ce4" office:value-type="string" calcext:value-type="string" table:number-columns-spanned="2" table:number-rows-spanned="1">
            <text:p>housing: bottom, left</text:p>
          </table:table-cell>
          <table:covered-table-cell/>
          <table:table-cell table:style-name="ce1"/>
          <table:table-cell table:style-name="ce5" office:value-type="string" calcext:value-type="string" table:number-columns-spanned="2" table:number-rows-spanned="1">
            <text:p>bottom left of map</text:p>
          </table:table-cell>
          <table:covered-table-cell/>
          <table:table-cell table:style-name="ce5" office:value-type="string" calcext:value-type="string" table:number-columns-spanned="2" table:number-rows-spanned="1">
            <text:p>top right of map</text:p>
          </table:table-cell>
          <table:covered-table-cell/>
          <table:table-cell table:style-name="ce1"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1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461" calcext:value-type="float">
            <text:p>461</text:p>
          </table:table-cell>
          <table:table-cell office:value-type="float" office:value="34" calcext:value-type="float">
            <text:p>34</text:p>
          </table:table-cell>
          <table:table-cell office:value-type="float" office:value="238" calcext:value-type="float">
            <text:p>238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style-name="ce1"/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erfect</text:p>
          </table:table-cell>
          <table:table-cell/>
          <table:table-cell table:formula="of:= 40 + [.D6] * 0.00001" office:value-type="float" office:value="40.00461" calcext:value-type="float">
            <text:p>40.00461</text:p>
          </table:table-cell>
          <table:table-cell table:formula="of:= -88 + [.C6] * 0.00001" office:value-type="float" office:value="-87.99723" calcext:value-type="float">
            <text:p>-87.99723</text:p>
          </table:table-cell>
          <table:table-cell table:formula="of:= 40 + [.F6] * 0.00001" office:value-type="float" office:value="40.00238" calcext:value-type="float">
            <text:p>40.00238</text:p>
          </table:table-cell>
          <table:table-cell table:formula="of:= -88 + [.E6] * 0.00001" office:value-type="float" office:value="-87.99966" calcext:value-type="float">
            <text:p>-87.99966</text:p>
          </table:table-cell>
          <table:table-cell table:formula="of:= 40 + [.H6] * 0.00001" office:value-type="float" office:value="40.00035" calcext:value-type="float">
            <text:p>40.00035</text:p>
          </table:table-cell>
          <table:table-cell table:formula="of:= -88 + [.G6] * 0.00001" office:value-type="float" office:value="-87.999" calcext:value-type="float">
            <text:p>-87.999</text:p>
          </table:table-cell>
          <table:table-cell table:style-name="ce1"/>
          <table:table-cell table:style-name="ce1" table:formula="of:= 40 + [.K6] * 0.00001" office:value-type="float" office:value="40" calcext:value-type="float">
            <text:p>40</text:p>
          </table:table-cell>
          <table:table-cell table:style-name="ce1" table:formula="of:= -88 + [.J6] * 0.00001" office:value-type="float" office:value="-88" calcext:value-type="float">
            <text:p>-88</text:p>
          </table:table-cell>
          <table:table-cell table:style-name="ce1" table:formula="of:= 40 + [.M6] * 0.00001" office:value-type="float" office:value="40.005" calcext:value-type="float">
            <text:p>40.005</text:p>
          </table:table-cell>
          <table:table-cell table:style-name="ce1" table:formula="of:= -88 + [.L6] * 0.00001" office:value-type="float" office:value="-87.997" calcext:value-type="float">
            <text:p>-87.997</text:p>
          </table:table-cell>
          <table:table-cell table:style-name="ce1" table:number-columns-repeated="1011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table:style-name="ce2"/>
          <table:table-cell table:number-columns-repeated="8"/>
          <table:table-cell table:style-name="ce5" office:value-type="string" calcext:value-type="string" table:number-columns-spanned="2" table:number-rows-spanned="1">
            <text:p>Play Place/Meter 7</text:p>
          </table:table-cell>
          <table:covered-table-cell/>
          <table:table-cell table:style-name="ce5" office:value-type="string" calcext:value-type="string" table:number-columns-spanned="2" table:number-rows-spanned="1">
            <text:p>Theater/Meter 8</text:p>
          </table:table-cell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.0001" calcext:value-type="float">
            <text:p>0.0001</text:p>
          </table:table-cell>
          <table:table-cell table:formula="of:=[.B11]" office:value-type="float" office:value="0.0001" calcext:value-type="float">
            <text:p>0.0001</text:p>
          </table:table-cell>
          <table:table-cell table:formula="of:=[.B11]" office:value-type="float" office:value="0.0001" calcext:value-type="float">
            <text:p>0.0001</text:p>
          </table:table-cell>
          <table:table-cell table:formula="of:=-[.B11]" office:value-type="float" office:value="-0.0001" calcext:value-type="float">
            <text:p>-0.0001</text:p>
          </table:table-cell>
          <table:table-cell table:formula="of:=-[.B11]" office:value-type="float" office:value="-0.0001" calcext:value-type="float">
            <text:p>-0.0001</text:p>
          </table:table-cell>
          <table:table-cell table:formula="of:=-[.B11]" office:value-type="float" office:value="-0.0001" calcext:value-type="float">
            <text:p>-0.0001</text:p>
          </table:table-cell>
          <table:table-cell table:formula="of:=[.B11]" office:value-type="float" office:value="0.0001" calcext:value-type="float">
            <text:p>0.0001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ifted values</text:p>
          </table:table-cell>
          <table:table-cell/>
          <table:table-cell table:formula="of:=[.C$8] + [.C11]" office:value-type="float" office:value="40.00471" calcext:value-type="float">
            <text:p>40.00471</text:p>
          </table:table-cell>
          <table:table-cell table:formula="of:=[.D$8]+ [.D11]" office:value-type="float" office:value="-87.99713" calcext:value-type="float">
            <text:p>-87.99713</text:p>
          </table:table-cell>
          <table:table-cell table:formula="of:=[.E$8] + [.E11]" office:value-type="float" office:value="40.00228" calcext:value-type="float">
            <text:p>40.00228</text:p>
          </table:table-cell>
          <table:table-cell table:formula="of:=[.F$8] + [.F11]" office:value-type="float" office:value="-87.99976" calcext:value-type="float">
            <text:p>-87.99976</text:p>
          </table:table-cell>
          <table:table-cell table:formula="of:=[.G$8] + [.G11]" office:value-type="float" office:value="40.00025" calcext:value-type="float">
            <text:p>40.00025</text:p>
          </table:table-cell>
          <table:table-cell table:formula="of:=[.H$8] + [.H11]" office:value-type="float" office:value="-87.9989" calcext:value-type="float">
            <text:p>-87.9989</text:p>
          </table:table-cell>
          <table:table-cell/>
          <table:table-cell table:style-name="ce1" office:value-type="float" office:value="84" calcext:value-type="float">
            <text:p>8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8" table:number-rows-spanned="1">
            <text:p>result: x: 15.471%, y: 4.356%</text:p>
          </table:table-cell>
          <table:covered-table-cell table:number-columns-repeated="7" table:style-name="Default"/>
          <table:table-cell/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 table:number-columns-spanned="8" table:number-rows-spanned="1">
            <text:p>(-88.0000284449433,39.9998840593135) | (-87.9966444913191,40.005111783406)</text:p>
          </table:table-cell>
          <table:covered-table-cell table:number-columns-repeated="7" table:style-name="Default"/>
          <table:table-cell/>
          <table:table-cell table:style-name="ce1" table:formula="of:= 40 + [.K12] * 0.00001" office:value-type="float" office:value="40.00419" calcext:value-type="float">
            <text:p>40.00419</text:p>
          </table:table-cell>
          <table:table-cell table:style-name="ce1" table:formula="of:= -88 + [.J12] * 0.00001" office:value-type="float" office:value="-87.99916" calcext:value-type="float">
            <text:p>-87.99916</text:p>
          </table:table-cell>
          <table:table-cell table:style-name="ce1" table:formula="of:= 40 + [.M12] * 0.00001" office:value-type="float" office:value="40.0027" calcext:value-type="float">
            <text:p>40.0027</text:p>
          </table:table-cell>
          <table:table-cell table:style-name="ce1" table:formula="of:= -88 + [.L12] * 0.00001" office:value-type="float" office:value="-87.9975" calcext:value-type="float">
            <text:p>-87.9975</text:p>
          </table:table-cell>
          <table:table-cell table:number-columns-repeated="1011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.0005" calcext:value-type="float">
            <text:p>0.0005</text:p>
          </table:table-cell>
          <table:table-cell table:formula="of:=[.B16]" office:value-type="float" office:value="0.0005" calcext:value-type="float">
            <text:p>0.0005</text:p>
          </table:table-cell>
          <table:table-cell table:formula="of:=[.B16]" office:value-type="float" office:value="0.0005" calcext:value-type="float">
            <text:p>0.0005</text:p>
          </table:table-cell>
          <table:table-cell table:formula="of:=-[.B16]" office:value-type="float" office:value="-0.0005" calcext:value-type="float">
            <text:p>-0.0005</text:p>
          </table:table-cell>
          <table:table-cell table:formula="of:=-[.B16]" office:value-type="float" office:value="-0.0005" calcext:value-type="float">
            <text:p>-0.0005</text:p>
          </table:table-cell>
          <table:table-cell table:formula="of:=-[.B16]" office:value-type="float" office:value="-0.0005" calcext:value-type="float">
            <text:p>-0.0005</text:p>
          </table:table-cell>
          <table:table-cell table:formula="of:=[.B16]" office:value-type="float" office:value="0.0005" calcext:value-type="float">
            <text:p>0.00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fted values</text:p>
          </table:table-cell>
          <table:table-cell/>
          <table:table-cell table:formula="of:=[.C$8] + [.C16]" office:value-type="float" office:value="40.00511" calcext:value-type="float">
            <text:p>40.00511</text:p>
          </table:table-cell>
          <table:table-cell table:formula="of:=[.D$8]+ [.D16]" office:value-type="float" office:value="-87.99673" calcext:value-type="float">
            <text:p>-87.99673</text:p>
          </table:table-cell>
          <table:table-cell table:formula="of:=[.E$8] + [.E16]" office:value-type="float" office:value="40.00188" calcext:value-type="float">
            <text:p>40.00188</text:p>
          </table:table-cell>
          <table:table-cell table:formula="of:=[.F$8] + [.F16]" office:value-type="float" office:value="-88.00016" calcext:value-type="float">
            <text:p>-88.00016</text:p>
          </table:table-cell>
          <table:table-cell table:formula="of:=[.G$8] + [.G16]" office:value-type="float" office:value="39.99985" calcext:value-type="float">
            <text:p>39.99985</text:p>
          </table:table-cell>
          <table:table-cell table:formula="of:=[.H$8] + [.H16]" office:value-type="float" office:value="-87.9985" calcext:value-type="float">
            <text:p>-87.998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result: x: 53.155%, y: 18.548%</text:p>
          </table:table-cell>
          <table:covered-table-cell table:number-columns-repeated="7"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 table:number-columns-spanned="8" table:number-rows-spanned="1">
            <text:p>(-88.0012789624641,39.9994501919339) | (-87.9963542983822,40.0055888123961)</text:p>
          </table:table-cell>
          <table:covered-table-cell table:number-columns-repeated="7"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.0008" calcext:value-type="float">
            <text:p>0.0008</text:p>
          </table:table-cell>
          <table:table-cell table:formula="of:=[.B21]" office:value-type="float" office:value="0.0008" calcext:value-type="float">
            <text:p>0.0008</text:p>
          </table:table-cell>
          <table:table-cell table:formula="of:=[.B21]" office:value-type="float" office:value="0.0008" calcext:value-type="float">
            <text:p>0.0008</text:p>
          </table:table-cell>
          <table:table-cell table:formula="of:=-[.B21]" office:value-type="float" office:value="-0.0008" calcext:value-type="float">
            <text:p>-0.0008</text:p>
          </table:table-cell>
          <table:table-cell table:formula="of:=-[.B21]" office:value-type="float" office:value="-0.0008" calcext:value-type="float">
            <text:p>-0.0008</text:p>
          </table:table-cell>
          <table:table-cell table:formula="of:=-[.B21]" office:value-type="float" office:value="-0.0008" calcext:value-type="float">
            <text:p>-0.0008</text:p>
          </table:table-cell>
          <table:table-cell table:formula="of:=[.B21]" office:value-type="float" office:value="0.0008" calcext:value-type="float">
            <text:p>0.00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fted values</text:p>
          </table:table-cell>
          <table:table-cell/>
          <table:table-cell table:formula="of:=[.C$8] + [.C21]" office:value-type="float" office:value="40.00541" calcext:value-type="float">
            <text:p>40.00541</text:p>
          </table:table-cell>
          <table:table-cell table:formula="of:=[.D$8]+ [.D21]" office:value-type="float" office:value="-87.99643" calcext:value-type="float">
            <text:p>-87.99643</text:p>
          </table:table-cell>
          <table:table-cell table:formula="of:=[.E$8] + [.E21]" office:value-type="float" office:value="40.00158" calcext:value-type="float">
            <text:p>40.00158</text:p>
          </table:table-cell>
          <table:table-cell table:formula="of:=[.F$8] + [.F21]" office:value-type="float" office:value="-88.00046" calcext:value-type="float">
            <text:p>-88.00046</text:p>
          </table:table-cell>
          <table:table-cell table:formula="of:=[.G$8] + [.G21]" office:value-type="float" office:value="39.99955" calcext:value-type="float">
            <text:p>39.99955</text:p>
          </table:table-cell>
          <table:table-cell table:formula="of:=[.H$8] + [.H21]" office:value-type="float" office:value="-87.9982" calcext:value-type="float">
            <text:p>-87.9982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 table:number-columns-spanned="8" table:number-rows-spanned="1">
            <text:p>result: x: 68.885%, y: 26.705%</text:p>
          </table:table-cell>
          <table:covered-table-cell table:number-columns-repeated="7"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 table:number-columns-spanned="8" table:number-rows-spanned="1">
            <text:p><text:s/>(-88.0020463399427,39.9991203070942) | (-87.9959661430174,40.0059420998337)</text:p>
          </table:table-cell>
          <table:covered-table-cell table:number-columns-repeated="7"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.001" calcext:value-type="float">
            <text:p>0.001</text:p>
          </table:table-cell>
          <table:table-cell table:formula="of:=[.B26]" office:value-type="float" office:value="0.001" calcext:value-type="float">
            <text:p>0.001</text:p>
          </table:table-cell>
          <table:table-cell table:formula="of:=[.B26]" office:value-type="float" office:value="0.001" calcext:value-type="float">
            <text:p>0.001</text:p>
          </table:table-cell>
          <table:table-cell table:formula="of:=-[.B26]" office:value-type="float" office:value="-0.001" calcext:value-type="float">
            <text:p>-0.001</text:p>
          </table:table-cell>
          <table:table-cell table:formula="of:=-[.B26]" office:value-type="float" office:value="-0.001" calcext:value-type="float">
            <text:p>-0.001</text:p>
          </table:table-cell>
          <table:table-cell table:formula="of:=-[.B26]" office:value-type="float" office:value="-0.001" calcext:value-type="float">
            <text:p>-0.001</text:p>
          </table:table-cell>
          <table:table-cell table:formula="of:=[.B26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fted values</text:p>
          </table:table-cell>
          <table:table-cell/>
          <table:table-cell table:formula="of:=[.C$8] + [.C26]" office:value-type="float" office:value="40.00561" calcext:value-type="float">
            <text:p>40.00561</text:p>
          </table:table-cell>
          <table:table-cell table:formula="of:=[.D$8]+ [.D26]" office:value-type="float" office:value="-87.99623" calcext:value-type="float">
            <text:p>-87.99623</text:p>
          </table:table-cell>
          <table:table-cell table:formula="of:=[.E$8] + [.E26]" office:value-type="float" office:value="40.00138" calcext:value-type="float">
            <text:p>40.00138</text:p>
          </table:table-cell>
          <table:table-cell table:formula="of:=[.F$8] + [.F26]" office:value-type="float" office:value="-88.00066" calcext:value-type="float">
            <text:p>-88.00066</text:p>
          </table:table-cell>
          <table:table-cell table:formula="of:=[.G$8] + [.G26]" office:value-type="float" office:value="39.99935" calcext:value-type="float">
            <text:p>39.99935</text:p>
          </table:table-cell>
          <table:table-cell table:formula="of:=[.H$8] + [.H26]" office:value-type="float" office:value="-87.998" calcext:value-type="float">
            <text:p>-87.99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result: x: 76.423%, y: 31.293%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(-88.0025579249283,39.9989003838677) | (-87.9957073727742,40.0061776247921)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.005" calcext:value-type="float">
            <text:p>0.005</text:p>
          </table:table-cell>
          <table:table-cell table:formula="of:=[.B31]" office:value-type="float" office:value="0.005" calcext:value-type="float">
            <text:p>0.005</text:p>
          </table:table-cell>
          <table:table-cell table:formula="of:=[.B31]" office:value-type="float" office:value="0.005" calcext:value-type="float">
            <text:p>0.005</text:p>
          </table:table-cell>
          <table:table-cell table:formula="of:=-[.B31]" office:value-type="float" office:value="-0.005" calcext:value-type="float">
            <text:p>-0.005</text:p>
          </table:table-cell>
          <table:table-cell table:formula="of:=-[.B31]" office:value-type="float" office:value="-0.005" calcext:value-type="float">
            <text:p>-0.005</text:p>
          </table:table-cell>
          <table:table-cell table:formula="of:=-[.B31]" office:value-type="float" office:value="-0.005" calcext:value-type="float">
            <text:p>-0.005</text:p>
          </table:table-cell>
          <table:table-cell table:formula="of:=[.B31]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fted values</text:p>
          </table:table-cell>
          <table:table-cell/>
          <table:table-cell table:formula="of:=[.C$8] + [.C31]" office:value-type="float" office:value="40.00961" calcext:value-type="float">
            <text:p>40.00961</text:p>
          </table:table-cell>
          <table:table-cell table:formula="of:=[.D$8]+ [.D31]" office:value-type="float" office:value="-87.99223" calcext:value-type="float">
            <text:p>-87.99223</text:p>
          </table:table-cell>
          <table:table-cell table:formula="of:=[.E$8] + [.E31]" office:value-type="float" office:value="39.99738" calcext:value-type="float">
            <text:p>39.99738</text:p>
          </table:table-cell>
          <table:table-cell table:formula="of:=[.F$8] + [.F31]" office:value-type="float" office:value="-88.00466" calcext:value-type="float">
            <text:p>-88.00466</text:p>
          </table:table-cell>
          <table:table-cell table:formula="of:=[.G$8] + [.G31]" office:value-type="float" office:value="39.99535" calcext:value-type="float">
            <text:p>39.99535</text:p>
          </table:table-cell>
          <table:table-cell table:formula="of:=[.H$8] + [.H31]" office:value-type="float" office:value="-87.994" calcext:value-type="float">
            <text:p>-87.99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result: x: 117.61%, y: 69.487%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(-88.0127896246415,39.9945019193387) | (-87.9905319679104,40.0108881239605)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.01" calcext:value-type="float">
            <text:p>0.01</text:p>
          </table:table-cell>
          <table:table-cell table:formula="of:=[.B36]" office:value-type="float" office:value="0.01" calcext:value-type="float">
            <text:p>0.01</text:p>
          </table:table-cell>
          <table:table-cell table:formula="of:=[.B36]" office:value-type="float" office:value="0.01" calcext:value-type="float">
            <text:p>0.01</text:p>
          </table:table-cell>
          <table:table-cell table:formula="of:=-[.B36]" office:value-type="float" office:value="-0.01" calcext:value-type="float">
            <text:p>-0.01</text:p>
          </table:table-cell>
          <table:table-cell table:formula="of:=-[.B36]" office:value-type="float" office:value="-0.01" calcext:value-type="float">
            <text:p>-0.01</text:p>
          </table:table-cell>
          <table:table-cell table:formula="of:=-[.B36]" office:value-type="float" office:value="-0.01" calcext:value-type="float">
            <text:p>-0.01</text:p>
          </table:table-cell>
          <table:table-cell table:formula="of:=[.B36]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fted values</text:p>
          </table:table-cell>
          <table:table-cell/>
          <table:table-cell table:formula="of:=[.C$8] + [.C36]" office:value-type="float" office:value="40.01461" calcext:value-type="float">
            <text:p>40.01461</text:p>
          </table:table-cell>
          <table:table-cell table:formula="of:=[.D$8]+ [.D36]" office:value-type="float" office:value="-87.98723" calcext:value-type="float">
            <text:p>-87.98723</text:p>
          </table:table-cell>
          <table:table-cell table:formula="of:=[.E$8] + [.E36]" office:value-type="float" office:value="39.99238" calcext:value-type="float">
            <text:p>39.99238</text:p>
          </table:table-cell>
          <table:table-cell table:formula="of:=[.F$8] + [.F36]" office:value-type="float" office:value="-88.00966" calcext:value-type="float">
            <text:p>-88.00966</text:p>
          </table:table-cell>
          <table:table-cell table:formula="of:=[.G$8] + [.G36]" office:value-type="float" office:value="39.99035" calcext:value-type="float">
            <text:p>39.99035</text:p>
          </table:table-cell>
          <table:table-cell table:formula="of:=[.H$8] + [.H36]" office:value-type="float" office:value="-87.989" calcext:value-type="float">
            <text:p>-87.98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result: x: 126.105%, y: 81.997%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<text:s/>(-88.0255792492829,39.9890038386773) | (-87.9840627118305,40.016776247921)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.001" calcext:value-type="float">
            <text:p>0.001</text:p>
          </table:table-cell>
          <table:table-cell table:formula="of:=[.B41]" office:value-type="float" office:value="0.001" calcext:value-type="float">
            <text:p>0.001</text:p>
          </table:table-cell>
          <table:table-cell table:formula="of:=[.B41]" office:value-type="float" office:value="0.001" calcext:value-type="float">
            <text:p>0.001</text:p>
          </table:table-cell>
          <table:table-cell table:formula="of:=[.B41]" office:value-type="float" office:value="0.001" calcext:value-type="float">
            <text:p>0.001</text:p>
          </table:table-cell>
          <table:table-cell table:formula="of:=[.B41]" office:value-type="float" office:value="0.001" calcext:value-type="float">
            <text:p>0.001</text:p>
          </table:table-cell>
          <table:table-cell table:formula="of:=[.B41]" office:value-type="float" office:value="0.001" calcext:value-type="float">
            <text:p>0.001</text:p>
          </table:table-cell>
          <table:table-cell table:formula="of:=[.B41]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fted values</text:p>
          </table:table-cell>
          <table:table-cell/>
          <table:table-cell table:formula="of:=[.C$8] + [.C41]" office:value-type="float" office:value="40.00561" calcext:value-type="float">
            <text:p>40.00561</text:p>
          </table:table-cell>
          <table:table-cell table:formula="of:=[.D$8]+ [.D41]" office:value-type="float" office:value="-87.99623" calcext:value-type="float">
            <text:p>-87.99623</text:p>
          </table:table-cell>
          <table:table-cell table:formula="of:=[.E$8] + [.E41]" office:value-type="float" office:value="40.00338" calcext:value-type="float">
            <text:p>40.00338</text:p>
          </table:table-cell>
          <table:table-cell table:formula="of:=[.F$8] + [.F41]" office:value-type="float" office:value="-87.99866" calcext:value-type="float">
            <text:p>-87.99866</text:p>
          </table:table-cell>
          <table:table-cell table:formula="of:=[.G$8] + [.G41]" office:value-type="float" office:value="40.00135" calcext:value-type="float">
            <text:p>40.00135</text:p>
          </table:table-cell>
          <table:table-cell table:formula="of:=[.H$8] + [.H41]" office:value-type="float" office:value="-87.998" calcext:value-type="float">
            <text:p>-87.99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result: x: 0%, y: 0%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(-87.999,40.001) | (-87.9960012239902,40.006)</text:p>
          </table:table-cell>
          <table:covered-table-cell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Steven Huss-Lederman</meta:initial-creator>
    <meta:creation-date>2021-08-20T12:25:59.987510598</meta:creation-date>
    <meta:generator>LibreOffice/7.0.6.2$MacOSX_X86_64 LibreOffice_project/144abb84a525d8e30c9dbbefa69cbbf2d8d4ae3b</meta:generator>
    <dc:date>2021-08-22T15:28:32.903168287</dc:date>
    <dc:creator>Steven Huss-Lederman</dc:creator>
    <meta:editing-duration>P1DT23H19M28S</meta:editing-duration>
    <meta:editing-cycles>9</meta:editing-cycles>
    <meta:document-statistic meta:table-count="1" meta:cell-count="183" meta:object-count="0"/>
    <meta:user-defined meta:name=""/>
  </office:meta>
</office:document-meta>
</file>